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text-properties fo:font-style="normal" fo:font-weight="bold" officeooo:rsid="006e7662" officeooo:paragraph-rsid="006e7662" style:font-style-asian="normal" style:font-weight-asian="bold" style:font-style-complex="normal" style:font-weight-complex="bold"/>
    </style:style>
    <style:style style:name="P4" style:family="paragraph" style:parent-style-name="Standard">
      <style:text-properties fo:font-style="normal" fo:font-weight="normal" officeooo:rsid="006e7662" officeooo:paragraph-rsid="006e7662" style:font-style-asian="normal" style:font-weight-asian="normal" style:font-style-complex="normal" style:font-weight-complex="normal"/>
    </style:style>
    <style:style style:name="P5" style:family="paragraph" style:parent-style-name="Standard">
      <style:text-properties fo:font-weight="bold" officeooo:rsid="005aefe6" officeooo:paragraph-rsid="005aefe6" style:font-weight-asian="bold" style:font-weight-complex="bold"/>
    </style:style>
    <style:style style:name="P6" style:family="paragraph" style:parent-style-name="Standard">
      <style:text-properties fo:font-weight="bold" officeooo:rsid="0067f16e" officeooo:paragraph-rsid="0067f16e" style:font-weight-asian="bold" style:font-weight-complex="bold"/>
    </style:style>
    <style:style style:name="P7" style:family="paragraph" style:parent-style-name="Standard">
      <style:text-properties fo:font-weight="normal" officeooo:rsid="005aefe6" officeooo:paragraph-rsid="005cebca" style:font-weight-asian="normal" style:font-weight-complex="normal"/>
    </style:style>
    <style:style style:name="P8" style:family="paragraph" style:parent-style-name="Standard">
      <style:text-properties fo:font-weight="normal" officeooo:rsid="005cebca" officeooo:paragraph-rsid="005cebca" style:font-weight-asian="normal" style:font-weight-complex="normal"/>
    </style:style>
    <style:style style:name="P9" style:family="paragraph" style:parent-style-name="Standard">
      <style:text-properties fo:font-weight="normal" officeooo:rsid="005de9cd" officeooo:paragraph-rsid="005cebca" style:font-weight-asian="normal" style:font-weight-complex="normal"/>
    </style:style>
    <style:style style:name="P10" style:family="paragraph" style:parent-style-name="Standard">
      <style:text-properties fo:font-weight="normal" officeooo:rsid="005eacdd" officeooo:paragraph-rsid="005eacdd" style:font-weight-asian="normal" style:font-weight-complex="normal"/>
    </style:style>
    <style:style style:name="P11" style:family="paragraph" style:parent-style-name="Standard">
      <style:text-properties fo:font-weight="normal" officeooo:rsid="00622516" officeooo:paragraph-rsid="00622516" style:font-weight-asian="normal" style:font-weight-complex="normal"/>
    </style:style>
    <style:style style:name="P12" style:family="paragraph" style:parent-style-name="Standard">
      <style:text-properties fo:font-weight="normal" officeooo:rsid="00642022" officeooo:paragraph-rsid="00642022" style:font-weight-asian="normal" style:font-weight-complex="normal"/>
    </style:style>
    <style:style style:name="P13" style:family="paragraph" style:parent-style-name="Standard">
      <style:text-properties fo:font-weight="normal" officeooo:rsid="00654782" officeooo:paragraph-rsid="00654782" style:font-weight-asian="normal" style:font-weight-complex="normal"/>
    </style:style>
    <style:style style:name="P14" style:family="paragraph" style:parent-style-name="Citation">
      <style:text-properties officeooo:paragraph-rsid="005de9cd"/>
    </style:style>
    <style:style style:name="P15" style:family="paragraph" style:parent-style-name="Citation">
      <style:text-properties officeooo:rsid="005eacdd" officeooo:paragraph-rsid="00602816"/>
    </style:style>
    <style:style style:name="P16" style:family="paragraph" style:parent-style-name="Citation">
      <style:paragraph-properties fo:margin-left="0cm" fo:margin-right="1cm" fo:text-indent="0cm" style:auto-text-indent="false"/>
      <style:text-properties officeooo:rsid="005eacdd" officeooo:paragraph-rsid="00602816"/>
    </style:style>
    <style:style style:name="P17" style:family="paragraph" style:parent-style-name="Citation">
      <style:text-properties fo:font-weight="normal" officeooo:rsid="005de9cd" officeooo:paragraph-rsid="005de9cd" style:font-weight-asian="normal" style:font-weight-complex="normal"/>
    </style:style>
    <style:style style:name="P18" style:family="paragraph" style:parent-style-name="Citation">
      <style:text-properties officeooo:rsid="00807315" officeooo:paragraph-rsid="00807315"/>
    </style:style>
    <style:style style:name="P19" style:family="paragraph" style:parent-style-name="Standard">
      <style:text-properties fo:font-weight="normal" officeooo:rsid="005cebca" officeooo:paragraph-rsid="005cebca" style:font-weight-asian="normal" style:font-weight-complex="normal"/>
    </style:style>
    <style:style style:name="P20" style:family="paragraph" style:parent-style-name="Standard">
      <style:text-properties fo:font-weight="normal" officeooo:rsid="009481ca" officeooo:paragraph-rsid="009481ca" style:font-weight-asian="normal" style:font-weight-complex="normal"/>
    </style:style>
    <style:style style:name="P21" style:family="paragraph" style:parent-style-name="Standard">
      <style:text-properties fo:font-weight="normal" officeooo:rsid="00949f8d" officeooo:paragraph-rsid="00949f8d" style:font-weight-asian="normal" style:font-weight-complex="normal"/>
    </style:style>
    <style:style style:name="P22" style:family="paragraph" style:parent-style-name="Standard">
      <style:text-properties fo:font-weight="normal" officeooo:rsid="0094e9bc" officeooo:paragraph-rsid="0094e9bc" style:font-weight-asian="normal" style:font-weight-complex="normal"/>
    </style:style>
    <style:style style:name="P23" style:family="paragraph" style:parent-style-name="Standard">
      <style:text-properties fo:font-weight="normal" officeooo:rsid="009a3832" officeooo:paragraph-rsid="009a3832" style:font-weight-asian="normal" style:font-weight-complex="normal"/>
    </style:style>
    <style:style style:name="P24" style:family="paragraph" style:parent-style-name="Standard">
      <style:text-properties fo:font-weight="normal" officeooo:rsid="009c1619" officeooo:paragraph-rsid="009c1619" style:font-weight-asian="normal" style:font-weight-complex="normal"/>
    </style:style>
    <style:style style:name="P25" style:family="paragraph" style:parent-style-name="Standard">
      <style:text-properties fo:font-weight="normal" officeooo:rsid="009d93ca" officeooo:paragraph-rsid="009d93ca" style:font-weight-asian="normal" style:font-weight-complex="normal"/>
    </style:style>
    <style:style style:name="P26" style:family="paragraph" style:parent-style-name="Standard">
      <style:text-properties fo:font-weight="normal" officeooo:rsid="00a095d0" officeooo:paragraph-rsid="00a095d0" style:font-weight-asian="normal" style:font-weight-complex="normal"/>
    </style:style>
    <style:style style:name="P27" style:family="paragraph" style:parent-style-name="Standard">
      <style:text-properties fo:font-weight="normal" officeooo:rsid="00a0d652" officeooo:paragraph-rsid="00a0d652" style:font-weight-asian="normal" style:font-weight-complex="normal"/>
    </style:style>
    <style:style style:name="P28" style:family="paragraph" style:parent-style-name="Standard">
      <style:text-properties fo:font-weight="normal" officeooo:rsid="00a31b18" officeooo:paragraph-rsid="00a31b18" style:font-weight-asian="normal" style:font-weight-complex="normal"/>
    </style:style>
    <style:style style:name="P29" style:family="paragraph" style:parent-style-name="Standard">
      <style:text-properties fo:font-weight="normal" officeooo:rsid="00a76fd5" officeooo:paragraph-rsid="00a76fd5" style:font-weight-asian="normal" style:font-weight-complex="normal"/>
    </style:style>
    <style:style style:name="P30" style:family="paragraph" style:parent-style-name="Standard">
      <style:text-properties fo:font-weight="normal" officeooo:rsid="00a8b037" officeooo:paragraph-rsid="00a76fd5" style:font-weight-asian="normal" style:font-weight-complex="normal"/>
    </style:style>
    <style:style style:name="P31" style:family="paragraph" style:parent-style-name="Standard">
      <style:text-properties fo:font-weight="normal" officeooo:rsid="00ad05ec" officeooo:paragraph-rsid="00a76fd5" style:font-weight-asian="normal" style:font-weight-complex="normal"/>
    </style:style>
    <style:style style:name="P32" style:family="paragraph" style:parent-style-name="Standard">
      <style:text-properties fo:font-weight="normal" officeooo:rsid="00ad53fe" officeooo:paragraph-rsid="00ad53fe" style:font-weight-asian="normal" style:font-weight-complex="normal"/>
    </style:style>
    <style:style style:name="P33" style:family="paragraph" style:parent-style-name="Standard">
      <style:text-properties fo:font-weight="normal" officeooo:rsid="00af6870" officeooo:paragraph-rsid="00af6870" style:font-weight-asian="normal" style:font-weight-complex="normal"/>
    </style:style>
    <style:style style:name="P34" style:family="paragraph" style:parent-style-name="Standard">
      <style:text-properties fo:font-weight="normal" officeooo:rsid="00b49716" officeooo:paragraph-rsid="00b49716" style:font-weight-asian="normal" style:font-weight-complex="normal"/>
    </style:style>
    <style:style style:name="P35" style:family="paragraph" style:parent-style-name="Standard">
      <style:text-properties fo:font-weight="normal" officeooo:rsid="00b4ccf9" officeooo:paragraph-rsid="00b4ccf9" style:font-weight-asian="normal" style:font-weight-complex="normal"/>
    </style:style>
    <style:style style:name="P36" style:family="paragraph" style:parent-style-name="Standard">
      <style:text-properties fo:font-weight="normal" officeooo:rsid="00b7d682" officeooo:paragraph-rsid="00b7d682" style:font-weight-asian="normal" style:font-weight-complex="normal"/>
    </style:style>
    <style:style style:name="P37" style:family="paragraph" style:parent-style-name="Standard">
      <style:text-properties fo:font-weight="normal" officeooo:rsid="00b7dc6b" officeooo:paragraph-rsid="00b7dc6b" style:font-weight-asian="normal" style:font-weight-complex="normal"/>
    </style:style>
    <style:style style:name="P38" style:family="paragraph" style:parent-style-name="Standard">
      <style:text-properties fo:font-weight="normal" officeooo:rsid="00b8dae5" officeooo:paragraph-rsid="00b8dae5" style:font-weight-asian="normal" style:font-weight-complex="normal"/>
    </style:style>
    <style:style style:name="P39" style:family="paragraph" style:parent-style-name="Standard">
      <style:text-properties fo:font-weight="normal" officeooo:rsid="00c31980" officeooo:paragraph-rsid="00c3d914" style:font-weight-asian="normal" style:font-weight-complex="normal"/>
    </style:style>
    <style:style style:name="P40" style:family="paragraph" style:parent-style-name="Standard">
      <style:text-properties fo:font-style="normal" fo:font-weight="normal" officeooo:rsid="00654782" officeooo:paragraph-rsid="00654782" style:font-style-asian="normal" style:font-weight-asian="normal" style:font-style-complex="normal" style:font-weight-complex="normal"/>
    </style:style>
    <style:style style:name="P41" style:family="paragraph" style:parent-style-name="Standard">
      <style:text-properties fo:font-style="normal" fo:font-weight="normal" officeooo:rsid="006ad24a" officeooo:paragraph-rsid="006ad24a" style:font-style-asian="normal" style:font-weight-asian="normal" style:font-style-complex="normal" style:font-weight-complex="normal"/>
    </style:style>
    <style:style style:name="P42" style:family="paragraph" style:parent-style-name="Standard">
      <style:text-properties fo:font-style="normal" fo:font-weight="normal" officeooo:rsid="006e7662" officeooo:paragraph-rsid="006e7662" style:font-style-asian="normal" style:font-weight-asian="normal" style:font-style-complex="normal" style:font-weight-complex="normal"/>
    </style:style>
    <style:style style:name="P43" style:family="paragraph" style:parent-style-name="Standard">
      <style:text-properties fo:font-style="normal" fo:font-weight="normal" officeooo:rsid="006fdfae" officeooo:paragraph-rsid="006fdfae" style:font-style-asian="normal" style:font-weight-asian="normal" style:font-style-complex="normal" style:font-weight-complex="normal"/>
    </style:style>
    <style:style style:name="P44" style:family="paragraph" style:parent-style-name="Standard">
      <style:text-properties fo:font-style="normal" fo:font-weight="normal" officeooo:rsid="0070ac32" officeooo:paragraph-rsid="0070ac32" style:font-style-asian="normal" style:font-weight-asian="normal" style:font-style-complex="normal" style:font-weight-complex="normal"/>
    </style:style>
    <style:style style:name="P45" style:family="paragraph" style:parent-style-name="Standard" style:list-style-name="L2">
      <style:text-properties fo:font-style="normal" fo:font-weight="normal" officeooo:rsid="0071c789" officeooo:paragraph-rsid="0071c789" style:font-style-asian="normal" style:font-weight-asian="normal" style:font-style-complex="normal" style:font-weight-complex="normal"/>
    </style:style>
    <style:style style:name="P46" style:family="paragraph" style:parent-style-name="Standard">
      <style:text-properties fo:font-style="normal" fo:font-weight="normal" officeooo:rsid="00721c14" officeooo:paragraph-rsid="00721c14" style:font-style-asian="normal" style:font-weight-asian="normal" style:font-style-complex="normal" style:font-weight-complex="normal"/>
    </style:style>
    <style:style style:name="P47" style:family="paragraph" style:parent-style-name="Standard" style:list-style-name="L2">
      <style:text-properties fo:font-style="normal" fo:font-weight="normal" officeooo:rsid="0074b2c3" officeooo:paragraph-rsid="0074b2c3" style:font-style-asian="normal" style:font-weight-asian="normal" style:font-style-complex="normal" style:font-weight-complex="normal"/>
    </style:style>
    <style:style style:name="P48" style:family="paragraph" style:parent-style-name="Standard">
      <style:text-properties fo:font-style="normal" fo:font-weight="normal" officeooo:rsid="00760362" officeooo:paragraph-rsid="00760362" style:font-style-asian="normal" style:font-weight-asian="normal" style:font-style-complex="normal" style:font-weight-complex="normal"/>
    </style:style>
    <style:style style:name="P49" style:family="paragraph" style:parent-style-name="Standard">
      <style:text-properties fo:font-style="normal" fo:font-weight="normal" officeooo:rsid="007742ea" officeooo:paragraph-rsid="007742ea" style:font-style-asian="normal" style:font-weight-asian="normal" style:font-style-complex="normal" style:font-weight-complex="normal"/>
    </style:style>
    <style:style style:name="P50" style:family="paragraph" style:parent-style-name="Standard">
      <style:text-properties fo:font-style="normal" fo:font-weight="normal" officeooo:rsid="007b63cf" officeooo:paragraph-rsid="007742ea" style:font-style-asian="normal" style:font-weight-asian="normal" style:font-style-complex="normal" style:font-weight-complex="normal"/>
    </style:style>
    <style:style style:name="P51" style:family="paragraph" style:parent-style-name="Standard">
      <style:text-properties fo:font-style="normal" fo:font-weight="normal" officeooo:rsid="007e0851" officeooo:paragraph-rsid="007e0851" style:font-style-asian="normal" style:font-weight-asian="normal" style:font-style-complex="normal" style:font-weight-complex="normal"/>
    </style:style>
    <style:style style:name="P52" style:family="paragraph" style:parent-style-name="Standard">
      <style:text-properties fo:font-style="normal" fo:font-weight="normal" officeooo:rsid="007e901f" officeooo:paragraph-rsid="007e901f" style:font-style-asian="normal" style:font-weight-asian="normal" style:font-style-complex="normal" style:font-weight-complex="normal"/>
    </style:style>
    <style:style style:name="P53" style:family="paragraph" style:parent-style-name="Standard">
      <style:text-properties fo:font-style="normal" fo:font-weight="bold" officeooo:rsid="0066a086" officeooo:paragraph-rsid="0066a086" style:font-style-asian="normal" style:font-weight-asian="bold" style:font-style-complex="normal" style:font-weight-complex="bold"/>
    </style:style>
    <style:style style:name="P54" style:family="paragraph" style:parent-style-name="Standard" style:list-style-name="L1">
      <style:text-properties fo:font-weight="bold" officeooo:rsid="006ad24a" officeooo:paragraph-rsid="006ad24a" style:font-weight-asian="bold" style:font-weight-complex="bold"/>
    </style:style>
    <style:style style:name="P55" style:family="paragraph" style:parent-style-name="Standard">
      <style:text-properties fo:font-weight="bold" officeooo:rsid="00825d0c" officeooo:paragraph-rsid="00825d0c" style:font-weight-asian="bold" style:font-weight-complex="bold"/>
    </style:style>
    <style:style style:name="P56" style:family="paragraph" style:parent-style-name="Standard">
      <style:text-properties fo:font-weight="bold" officeooo:rsid="008b15d2" officeooo:paragraph-rsid="008b15d2" style:font-weight-asian="bold" style:font-weight-complex="bold"/>
    </style:style>
    <style:style style:name="P57" style:family="paragraph" style:parent-style-name="Standard">
      <style:text-properties fo:font-weight="bold" officeooo:rsid="008bf5dd" officeooo:paragraph-rsid="008bf5dd" style:font-weight-asian="bold" style:font-weight-complex="bold"/>
    </style:style>
    <style:style style:name="P58" style:family="paragraph" style:parent-style-name="Standard">
      <style:text-properties fo:font-weight="bold" officeooo:rsid="008c9af2" officeooo:paragraph-rsid="008c9af2" style:font-weight-asian="bold" style:font-weight-complex="bold"/>
    </style:style>
    <style:style style:name="P59" style:family="paragraph" style:parent-style-name="Standard">
      <style:text-properties fo:font-weight="bold" officeooo:rsid="008e759a" officeooo:paragraph-rsid="008e759a" style:font-weight-asian="bold" style:font-weight-complex="bold"/>
    </style:style>
    <style:style style:name="P60" style:family="paragraph" style:parent-style-name="Standard">
      <style:text-properties fo:font-weight="bold" officeooo:rsid="00917436" officeooo:paragraph-rsid="00917436" style:font-weight-asian="bold" style:font-weight-complex="bold"/>
    </style:style>
    <style:style style:name="P61" style:family="paragraph" style:parent-style-name="Standard">
      <style:text-properties fo:font-weight="bold" officeooo:rsid="009481ca" officeooo:paragraph-rsid="009481ca" style:font-weight-asian="bold" style:font-weight-complex="bold"/>
    </style:style>
    <style:style style:name="P62" style:family="paragraph" style:parent-style-name="Standard">
      <style:text-properties fo:font-weight="bold" officeooo:rsid="009c1619" officeooo:paragraph-rsid="009c1619" style:font-weight-asian="bold" style:font-weight-complex="bold"/>
    </style:style>
    <style:style style:name="P63" style:family="paragraph" style:parent-style-name="Standard">
      <style:text-properties fo:font-weight="bold" officeooo:rsid="00a31b18" officeooo:paragraph-rsid="00a31b18" style:font-weight-asian="bold" style:font-weight-complex="bold"/>
    </style:style>
    <style:style style:name="P64" style:family="paragraph" style:parent-style-name="Standard">
      <style:text-properties fo:font-weight="bold" officeooo:rsid="00ad53fe" officeooo:paragraph-rsid="00ad53fe" style:font-weight-asian="bold" style:font-weight-complex="bold"/>
    </style:style>
    <style:style style:name="P65" style:family="paragraph" style:parent-style-name="Standard">
      <style:text-properties fo:font-weight="bold" officeooo:rsid="00b7d682" officeooo:paragraph-rsid="00b7d682" style:font-weight-asian="bold" style:font-weight-complex="bold"/>
    </style:style>
    <style:style style:name="P66" style:family="paragraph" style:parent-style-name="Standard">
      <style:text-properties fo:font-weight="bold" officeooo:rsid="00b8dae5" officeooo:paragraph-rsid="00b7dc6b" style:font-weight-asian="bold" style:font-weight-complex="bold"/>
    </style:style>
    <style:style style:name="P67" style:family="paragraph" style:parent-style-name="Standard">
      <style:text-properties fo:font-style="italic" fo:font-weight="normal" officeooo:rsid="006ad24a" officeooo:paragraph-rsid="006ad24a" style:font-style-asian="italic" style:font-weight-asian="normal" style:font-style-complex="italic" style:font-weight-complex="normal"/>
    </style:style>
    <style:style style:name="P68" style:family="paragraph" style:parent-style-name="Standard">
      <style:text-properties officeooo:rsid="00807315" officeooo:paragraph-rsid="00807315"/>
    </style:style>
    <style:style style:name="P69" style:family="paragraph" style:parent-style-name="Standard">
      <style:paragraph-properties fo:break-before="page"/>
      <style:text-properties fo:font-style="italic" fo:font-weight="normal" officeooo:rsid="006fdfae" officeooo:paragraph-rsid="006fdfae"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654782"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835349" style:font-weight-asian="normal" style:font-weight-complex="normal"/>
    </style:style>
    <style:style style:name="T8" style:family="text">
      <style:text-properties fo:font-weight="normal" officeooo:rsid="0085f25b" style:font-weight-asian="normal" style:font-weight-complex="normal"/>
    </style:style>
    <style:style style:name="T9" style:family="text">
      <style:text-properties fo:font-weight="normal" officeooo:rsid="008bf5dd" style:font-weight-asian="normal" style:font-weight-complex="normal"/>
    </style:style>
    <style:style style:name="T10" style:family="text">
      <style:text-properties fo:font-weight="normal" officeooo:rsid="008dd553" style:font-weight-asian="normal" style:font-weight-complex="normal"/>
    </style:style>
    <style:style style:name="T11" style:family="text">
      <style:text-properties fo:font-weight="normal" officeooo:rsid="009363df" style:font-weight-asian="normal" style:font-weight-complex="normal"/>
    </style:style>
    <style:style style:name="T12" style:family="text">
      <style:text-properties fo:font-weight="normal" officeooo:rsid="0093a9aa"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622516" style:font-weight-asian="bold" style:font-weight-complex="bold"/>
    </style:style>
    <style:style style:name="T15" style:family="text">
      <style:text-properties officeooo:rsid="006ee772"/>
    </style:style>
    <style:style style:name="T16" style:family="text">
      <style:text-properties officeooo:rsid="0070ac32"/>
    </style:style>
    <style:style style:name="T17" style:family="text">
      <style:text-properties officeooo:rsid="007845a2"/>
    </style:style>
    <style:style style:name="T18" style:family="text">
      <style:text-properties officeooo:rsid="007cd768"/>
    </style:style>
    <style:style style:name="T19" style:family="text">
      <style:text-properties style:text-position="super 58%"/>
    </style:style>
    <style:style style:name="T20" style:family="text">
      <style:text-properties officeooo:rsid="009674c5"/>
    </style:style>
    <style:style style:name="T21" style:family="text">
      <style:text-properties officeooo:rsid="00990480"/>
    </style:style>
    <style:style style:name="T22" style:family="text">
      <style:text-properties officeooo:rsid="00a0e9da"/>
    </style:style>
    <style:style style:name="T23" style:family="text">
      <style:text-properties officeooo:rsid="00abd132"/>
    </style:style>
    <style:style style:name="T24" style:family="text">
      <style:text-properties officeooo:rsid="00b15b5a"/>
    </style:style>
    <style:style style:name="T25" style:family="text">
      <style:text-properties officeooo:rsid="00b36a69"/>
    </style:style>
    <style:style style:name="T26" style:family="text">
      <style:text-properties officeooo:rsid="00b8334b"/>
    </style:style>
    <style:style style:name="T27" style:family="text">
      <style:text-properties officeooo:rsid="00ba3212"/>
    </style:style>
    <style:style style:name="T28" style:family="text">
      <style:text-properties officeooo:rsid="00bd1973"/>
    </style:style>
    <style:style style:name="T29" style:family="text">
      <style:text-properties officeooo:rsid="00c0e2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ganisation des entreprises</text:h>
      <text:p text:style-name="P5">Une approche empirique</text:p>
      <text:p text:style-name="P7">En observant et analysant avec le moins d’à-priori possible, nous allons essayer de comprendre les aspects socio-économiques, la capacité d'un organisme à produire quelque chose.</text:p>
      <text:p text:style-name="P7"/>
      <text:p text:style-name="P8">L'hypothèse de base est :</text:p>
      <text:p text:style-name="Citation">L'organisation d'une structure est un facteur majeur dans les possibilités de production</text:p>
      <text:p text:style-name="P7"/>
      <text:p text:style-name="P8">Le pré-supposé est :</text:p>
      <text:p text:style-name="P14">On estime que les personnes au sein de l'organisation ont un but stratégique (dans le sens rationnel du terme).</text:p>
      <text:p text:style-name="P17">Les acteurs ont des buts personnels différents mais tous, à priori, ont un but/une mission en commun.</text:p>
      <text:p text:style-name="P9"/>
      <text:p text:style-name="P10">Nous nous poserons aussi la question :</text:p>
      <text:p text:style-name="P15">Est-ce que l'organisation peut influer sur les comportements (et créer des comportements stratégiques). Par exemple, si quelqu'un arrive régulièrement en retard aux réunions, est-ce du à l'organisation ? Et pourquoi un autre profil serait dans le même cas ?</text:p>
      <text:p text:style-name="P16"><text:s/></text:p>
      <text:p text:style-name="Standard"><text:span text:style-name="T13">Une approche </text:span><text:span text:style-name="T14">cognitiviste</text:span></text:p>
      <text:p text:style-name="P11">Se grouper et s'organiser va permettre d'optimiser le rendement, l'accession du but commun. Cela dit, ceci n'est pas possible sans conflit/friction car chacun est différent. La distribution des connaissance n'est pas égale.</text:p>
      <text:p text:style-name="P11"/>
      <text:p text:style-name="P11">On remarque plusieurs type de conflits (notamment lorsque le but à atteindre est droit devant mais que certains acteurs souhaitent aller à gauche et d'autres à droite).</text:p>
      <text:p text:style-name="P11"/>
      <text:p text:style-name="P13">Les résolutions de problème se fait souvent par un changement du comportement des personnes.</text:p>
      <text:p text:style-name="P12">Là où il y a une absence de règle, c'est à dire une <text:span text:style-name="T1">zone d'incertitude,</text:span><text:span text:style-name="T3"> les gagnants sont ceux qui maître cette zone. </text:span><text:span text:style-name="T4">Ces derniers vont alors utiliser leurs jeux d'acteurs ou leur jeu offensif pour récupérer des avantages.</text:span></text:p>
      <text:p text:style-name="P40"/>
      <text:p text:style-name="P53">Le Pouvoir</text:p>
      <text:p text:style-name="P6"><text:span text:style-name="T5">Le pouvoir comme </text:span><text:span text:style-name="T2">potentiel d'action.</text:span><text:span text:style-name="T5"> C'est un pouvoir dans le sens (quasiment) de compétence mais ce peut être un pouvoir d'accès (avec une carte) ou un pouvoir induit par la fonction (le gérant des salles de cours à un pouvoir induit sur les professeurs).</text:span></text:p>
      <text:p text:style-name="P41"/>
      <text:p text:style-name="P41"><text:soft-page-break/>On obtient ainsi 4 formes de pouvoir :</text:p>
      <text:list xml:id="list5434152879718272163" text:style-name="L1">
        <text:list-item>
          <text:p text:style-name="P54"><text:span text:style-name="T5">Maîtrise d'une </text:span><text:span text:style-name="T2">compétence</text:span><text:span text:style-name="T5"> clef,</text:span></text:p>
        </text:list-item>
        <text:list-item>
          <text:p text:style-name="P54"><text:span text:style-name="T5">Maîtrise des </text:span><text:span text:style-name="T2">fournisseurs</text:span><text:span text:style-name="T5"> et/ou des </text:span><text:span text:style-name="T2">clients</text:span></text:p>
        </text:list-item>
        <text:list-item>
          <text:p text:style-name="P54"><text:span text:style-name="T5">Maîtrise de la </text:span><text:span text:style-name="T2">communication</text:span><text:span text:style-name="T5">, de </text:span><text:span text:style-name="T2">l'information</text:span></text:p>
        </text:list-item>
        <text:list-item>
          <text:p text:style-name="P54"><text:span text:style-name="T5">Maîtrise des </text:span><text:span text:style-name="T2">règles</text:span></text:p>
        </text:list-item>
      </text:list>
      <text:p text:style-name="P67"/>
      <text:p text:style-name="P3">Changement et dynamique organisationnelle</text:p>
      <text:p text:style-name="P4">Le changement est un phénomène systémique.</text:p>
      <text:p text:style-name="P4">Il fait ressortir les frictions, les conflits, les contradictions de l'organisation, les rapports de forces. Par ex : un changement d'horaire peut poser problème aux personnes qui déposent leurs enfants à l'école.</text:p>
      <text:p text:style-name="P4">Il induit l'apprentissage de nouvelles formes d'action collective et l'élaboration d'une nouvelle structuration. Par ex : on organise un moyen d'amener les enfants à l'école.</text:p>
      <text:p text:style-name="P4"/>
      <text:p text:style-name="P4">Le cha<text:span text:style-name="T15">n</text:span>gement est considéré comme une rupture.</text:p>
      <text:p text:style-name="P69">Nouvel Intervenant : <text:span text:style-name="T16">Florent Pratlong</text:span></text:p>
      <text:p text:style-name="P43"/>
      <text:p text:style-name="P46">Plan des cours :</text:p>
      <text:list xml:id="list579338948679787110" text:style-name="L2">
        <text:list-item>
          <text:p text:style-name="P45">Innovation au cœur de la stratégie</text:p>
        </text:list-item>
        <text:list-item>
          <text:p text:style-name="P45">Stratégie d'entreprise</text:p>
        </text:list-item>
        <text:list-item>
          <text:p text:style-name="P47">Management stratégique de l'innovation</text:p>
        </text:list-item>
        <text:list-item>
          <text:p text:style-name="P47">Compétences et attitudes managériales</text:p>
        </text:list-item>
      </text:list>
      <text:p text:style-name="P44"/>
      <text:p text:style-name="P44"/>
      <text:p text:style-name="P44"/>
      <text:p text:style-name="P44"/>
      <text:p text:style-name="P44"/>
      <text:p text:style-name="P44"><text:span text:style-name="T13">What is innovation ?</text:span></text:p>
      <text:p text:style-name="P44"/>
      <text:p text:style-name="P48">Il existe une typologie d'innovation. Il y a l'innovation de <text:span text:style-name="T13">produit</text:span>, de <text:span text:style-name="T13">procédé</text:span>, <text:span text:style-name="T13">organisationnel</text:span>, de <text:span text:style-name="T13">marché</text:span> et de <text:span text:style-name="T13">ressource</text:span>.</text:p>
      <text:p text:style-name="P49">Il est plus pertinent de parler de l'innovation en tant que <text:span text:style-name="T1">stratégie créative d'innovation.</text:span> <text:span text:style-name="T17">L'innovation, c'est introduire de la nouveauté dans une réalité.</text:span></text:p>
      <text:p text:style-name="P49"/>
      <text:p text:style-name="P50">L'entrepreneuriat est un état d'esprit, au même titre que l'innovation. <text:span text:style-name="T18">L'innovation est à aborder en terme de culture d'innovation. C'est à dire qu'il faut intégrer des capacités de dialogue, analyse, compréhension, partage…</text:span></text:p>
      <text:p text:style-name="P51">Ainsi, s'il n'y pas d'intention d'améliorer, partager, etc. on ne peut pas parler d'innovation. D'où l'idée de <text:span text:style-name="T1">stratégie créative.</text:span></text:p>
      <text:p text:style-name="P51"><text:span text:style-name="T3"/></text:p>
      <text:p text:style-name="P52">Ainsi, l'innovation ne peut pas être imposé puisqu'il s'agit d'un état d'esprit.</text:p>
      <text:p text:style-name="P52"/>
      <text:p text:style-name="P18">La France est classée 2<text:span text:style-name="T19">e</text:span> mondiale des pays produisant de l'innovation, à égalité avec le Japon.</text:p>
      <text:p text:style-name="Standard"/>
      <text:p text:style-name="P68">La partie la plus innovante en France, est la Guyane. Il font une innovation d'adaptation. C'est un état d'esprit qui y est quotidien.</text:p>
      <text:p text:style-name="P68"/>
      <text:p text:style-name="P68"/>
      <text:p text:style-name="P68"/>
      <text:p text:style-name="P68"/>
      <text:p text:style-name="P55">General Culture Crosing knowledge<text:span text:style-name="T6"> / innovation is born to inte</text:span><text:span text:style-name="T8">r</text:span><text:span text:style-name="T6">face</text:span></text:p>
      <text:p text:style-name="P55"><text:span text:style-name="T6"/></text:p>
      <text:p text:style-name="P55"><text:span text:style-name="T6">La connaissance est nécessaire à l'innovation. Sans elle, il n'est pas possible d</text:span><text:span text:style-name="T7">'innover. On peut alors faire appel à la recherche (R&amp;D) pour obtenir cet connaissance.</text:span></text:p>
      <text:p text:style-name="P55"><text:span text:style-name="T7"/></text:p>
      <text:p text:style-name="P56"><text:span text:style-name="T7">É</text:span><text:span text:style-name="T6">tat d'esprit à cultiver possible pour par le croisement des compétences. Selon Einstein, il est important d'avoir des connaissances, un sens profond du beau et de la morale. Relation par la compréhension de l'humain, </text:span><text:span text:style-name="T9">de la communauté</text:span><text:span text:style-name="T6">.</text:span></text:p>
      <text:p text:style-name="P57"><text:soft-page-break/><text:span text:style-name="T6">Ce n'est pas dans les livres que l'on apprend la culture, toutes les valeurs citées ci-dessus.</text:span></text:p>
      <text:p text:style-name="P58"><text:span text:style-name="T6">La stratégie, c'est voir et prévoir : </text:span><text:span text:style-name="T10">analyser, comprendre et anticiper.</text:span></text:p>
      <text:p text:style-name="P60"><text:span text:style-name="T10">I</text:span><text:span text:style-name="T6">l faut de l'imagination pour innover, mais pas seulement. Il faut l'agrémenter de connaissances pour l'appliquer </text:span><text:span text:style-name="T11">(</text:span><text:span text:style-name="T6">à la réalité</text:span><text:span text:style-name="T11">)</text:span><text:span text:style-name="T6">.</text:span></text:p>
      <text:p text:style-name="P58"><text:span text:style-name="T10"/></text:p>
      <text:p text:style-name="P59"><text:span text:style-name="T12">Par exemple, il faut des connaissance en É</text:span><text:span text:style-name="T6">conomie, </text:span><text:span text:style-name="T12">qui </text:span><text:span text:style-name="T6">est la science de l'économie des ressources rares.</text:span></text:p>
      <text:p text:style-name="P59"><text:span text:style-name="T6"/></text:p>
      <text:p text:style-name="P59"><text:span text:style-name="T6"/></text:p>
      <text:p text:style-name="P59"><text:span text:style-name="T6"/></text:p>
      <text:p text:style-name="P61">What is culture ?</text:p>
      <text:p text:style-name="P20"/>
      <text:p text:style-name="P21">La culture est une connaissance de l'individu, de sa personnalité, de sa manière d'interagir avec son environnement.</text:p>
      <text:p text:style-name="P22">La culture est cruciale car elle permet de communiquer, de se faire comprendre. C'est ce qui fait le lien entre les individus sans avoir à expliquer.</text:p>
      <text:p text:style-name="P22"/>
      <text:p text:style-name="P22">L'innovation se cultive grâce à une dextérité <text:span text:style-name="T20">du </text:span>sens de l'observation. <text:span text:style-name="T21">On ne naît pas innovateur, mais on peut développer une capacité, un état d'esprit. Le scepticisme est notamment une état d'esprit qui peut amener à un état d'esprit innovant.</text:span></text:p>
      <text:p text:style-name="P22"/>
      <text:p text:style-name="P23">La stratégie, c'est l'art de la différentiation. L'art d'être à l'extérieur de la boîte et non formaté à l'intérieur.</text:p>
      <text:p text:style-name="P23"/>
      <text:p text:style-name="P23"/>
      <text:p text:style-name="P23"/>
      <text:p text:style-name="P62">La relation à la science et à la technologie</text:p>
      <text:p text:style-name="P24"/>
      <text:p text:style-name="P25">Y = f(K, L, E, M) -&gt; Capital, Travail, Énergie, Matériaux.</text:p>
      <text:p text:style-name="P25"/>
      <text:p text:style-name="P26">L'innovation est liée aux progrès de la science et des technologie. Elle permet la création de valeur en combinant des systèmes plus ou moins complexes.</text:p>
      <text:p text:style-name="P26">Elle permet, par ces biais, la possibilité de progré.</text:p>
      <text:p text:style-name="P26"/>
      <text:p text:style-name="P27">Les cycles crise/progrès, s'accélèrent. <text:span text:style-name="T22">Il n'est plus nécessaire de parle de 2020 qui est dans 4 ans, mais de 2050. La science et la technologie est changeante.</text:span></text:p>
      <text:p text:style-name="P27"/>
      <text:p text:style-name="P27"/>
      <text:p text:style-name="P27"/>
      <text:p text:style-name="P63">La relation entre la réalisation et la conception</text:p>
      <text:p text:style-name="P28"/>
      <text:p text:style-name="P29">Le savoir-faire est important mais ce n'est pas utile à l'innovation. L'innovation est une initiative et non un savoir (déjà) qui se transmet.</text:p>
      <text:p text:style-name="P30"><text:soft-page-break/>La ville <text:span text:style-name="T1">numérique</text:span> n'est pas intéressante, ce n'est pas le bon propos. Il faut penser une ville <text:span text:style-name="T1">Humaine</text:span>. L'innovation est centrée <text:span text:style-name="T23">et a toujours été centré </text:span>sur l'Humain.</text:p>
      <text:p text:style-name="P31"/>
      <text:p text:style-name="P31"/>
      <text:p text:style-name="P31"/>
      <text:p text:style-name="P64">La culture artistique &amp; le design</text:p>
      <text:p text:style-name="P32"/>
      <text:p text:style-name="P32">La culture artistique est utile. Elle permet de différentier des manières de faire, de communiquer, de représenter. Par extension, apparaît le design qui vient prendre cette culture et l'appliquer, la rationaliser pour l'humain.</text:p>
      <text:p text:style-name="P32"/>
      <text:p text:style-name="P33">Le beau est un critère de pérennité. Si quelque chose est beau, on va le garder et non le remplacer <text:span text:style-name="T24">(ex : IMac &amp; Windows)</text:span>. <text:span text:style-name="T25">Ce qui est moche est détruit et remplacé.</text:span></text:p>
      <text:p text:style-name="P34">C'est un critère d'acceptation.</text:p>
      <text:p text:style-name="P34"/>
      <text:p text:style-name="P35">L'innovation en tant que stratégie de <text:span text:style-name="T13">proposition.</text:span></text:p>
      <text:p text:style-name="P35">Il faut confronter l'innovation à la communauté, à l'individu. <text:span text:style-name="T29">Penser à ses besoins, et aux usages qu'il va avoir, aux sentiments/émotions qu'il va avoir.</text:span></text:p>
      <text:p text:style-name="P35"/>
      <text:p text:style-name="P39">Ce sont les utilisateurs finaux et leur culture qui dirigeront la stratégie d'innovation.</text:p>
      <text:p text:style-name="P35"/>
      <text:p text:style-name="P35"/>
      <text:p text:style-name="P35"/>
      <text:p text:style-name="P65">Challenge of innovation</text:p>
      <text:p text:style-name="P36"/>
      <text:p text:style-name="P37">L'innovation c'est la combinaison des possibilité technologiques, des besoins des utilisateurs et de la viabilité du marché (<text:span text:style-name="T26">l'</text:span>économie).</text:p>
      <text:p text:style-name="P66"/>
      <text:p text:style-name="P38">L'innovation <text:span text:style-name="T28">serait donc </text:span>le produit des compétences et des talents dans un projet <text:span text:style-name="T27">créatif de grou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agement</text:p>
      </style:header>
      <style:footer>
        <text:p text:style-name="MP2"><text:page-number text:select-page="current">4</text:page-number>/<text:page-count>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08T12:19:11.184000000</dc:date>
    <meta:editing-duration>PT7H4M1S</meta:editing-duration>
    <meta:editing-cycles>166</meta:editing-cycles>
    <meta:generator>LibreOffice/5.0.5.2$Windows_x86 LibreOffice_project/55b006a02d247b5f7215fc6ea0fde844b30035b3</meta:generator>
    <meta:document-statistic meta:table-count="0" meta:image-count="0" meta:object-count="0" meta:page-count="5" meta:paragraph-count="74" meta:word-count="1118" meta:character-count="7083" meta:non-whitespace-character-count="6045"/>
  </office:meta>
</office:document-meta>
</file>